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r6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Ninguém Explica Deus</text:span></text:p>
          </draw:text-box>
        </draw:frame>
        <draw:frame draw:name="Subtítulo 2" presentation:style-name="pr2" draw:text-style-name="P4" draw:layer="layout" svg:width="17.779cm" svg:height="4.867cm" svg:x="3.77cm" svg:y="10.319cm" presentation:class="subtitle" presentation:user-transformed="true">
          <draw:text-box>
            <text:p text:style-name="P3"><text:span text:style-name="T2">Preto No Branco (part. Gabriela Roch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5" presentation:style-name="pr4" draw:text-style-name="P2" draw:layer="layout" svg:width="24.01cm" svg:height="18.088cm" svg:x="0.794cm" svg:y="0.397cm" presentation:class="title" presentation:user-transformed="true">
          <draw:text-box>
            <text:p text:style-name="P1"><text:span text:style-name="T3">Nada é igual ao Seu redor </text:span><text:span text:style-name="T3"><text:line-break/></text:span><text:span text:style-name="T3">Tudo se faz no Seu olhar </text:span><text:span text:style-name="T3"><text:line-break/></text:span><text:span text:style-name="T3">Todo o universo se formou no seu falar Teologia pra explicar </text:span><text:span text:style-name="T3"><text:line-break/></text:span><text:span text:style-name="T3">Ou Big Bang pra disfarçar</text:span><text:span text:style-name="T3"><text:line-break/></text:span><text:span text:style-name="T3">Pode alguém até duvidar </text:span><text:span text:style-name="T3"><text:line-break/></text:span><text:span text:style-name="T3">Sei que há um Deus a me guar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5" presentation:style-name="pr6" draw:text-style-name="P2" draw:layer="layout" svg:width="24.407cm" svg:height="17.691cm" svg:x="0.397cm" svg:y="0.763cm" presentation:class="title" presentation:user-transformed="true">
          <draw:text-box>
            <text:p text:style-name="P1"><text:span text:style-name="T3">E eu, tão pequeno e frágil, </text:span><text:span text:style-name="T3"><text:line-break/></text:span><text:span text:style-name="T3">querendo Sua atenção</text:span><text:span text:style-name="T3"><text:line-break/></text:span><text:span text:style-name="T3">No silêncio encontro </text:span><text:span text:style-name="T3"><text:line-break/></text:span><text:span text:style-name="T3">resposta certa, ent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5" presentation:style-name="pr6" draw:text-style-name="P2" draw:layer="layout" svg:width="24.01cm" svg:height="17.691cm" svg:x="0.794cm" svg:y="0.763cm" presentation:class="title" presentation:user-transformed="true">
          <draw:text-box>
            <text:p text:style-name="P1"><text:span text:style-name="T3">Dono de toda ciência, </text:span><text:span text:style-name="T3"><text:line-break/></text:span><text:span text:style-name="T3">sabedoria e poder</text:span><text:span text:style-name="T3"><text:line-break/></text:span><text:span text:style-name="T3">Oh, dá-me de beber </text:span><text:span text:style-name="T3"><text:line-break/></text:span><text:span text:style-name="T3">da água da fonte da vida</text:span><text:span text:style-name="T3"><text:line-break/></text:span><text:span text:style-name="T3">Antes que o haja houvesse</text:span><text:span text:style-name="T3"><text:line-break/></text:span><text:span text:style-name="T3">Ele já era Deus</text:span><text:span text:style-name="T3"><text:line-break/></text:span><text:span text:style-name="T3">Se revelou ao seus</text:span><text:span text:style-name="T3"><text:line-break/></text:span><text:span text:style-name="T3">Do crente ao ateu</text:span><text:span text:style-name="T3"><text:line-break/></text:span><text:span text:style-name="T3">Ninguém explica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5" presentation:style-name="pr6" draw:text-style-name="P2" draw:layer="layout" svg:width="24.01cm" svg:height="17.691cm" svg:x="0.794cm" svg:y="0.763cm" presentation:class="title" presentation:user-transformed="true">
          <draw:text-box>
            <text:p text:style-name="P1"><text:span text:style-name="T3">Nada é igual ao Seu redor</text:span><text:span text:style-name="T3"><text:line-break/></text:span><text:span text:style-name="T3">Tudo se faz no Seu olhar</text:span><text:span text:style-name="T3"><text:line-break/></text:span><text:span text:style-name="T3">O universo se formou no Seu falar Teologia pra explicar Ou Big Bang pra disfarçar Pode alguém até duvidar</text:span><text:span text:style-name="T3"><text:line-break/></text:span><text:span text:style-name="T3">Sei que há um Deus a me guar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draw:frame draw:name="Título 5" presentation:style-name="pr6" draw:text-style-name="P2" draw:layer="layout" svg:width="24.01cm" svg:height="17.691cm" svg:x="0.794cm" svg:y="0.763cm" presentation:class="title" presentation:user-transformed="true">
          <draw:text-box>
            <text:p text:style-name="P1"><text:span text:style-name="T3">E eu, tão pequeno e frágil,</text:span><text:span text:style-name="T3"><text:line-break/></text:span><text:span text:style-name="T3"> querendo Sua atenção</text:span><text:span text:style-name="T3"><text:line-break/></text:span><text:span text:style-name="T3">No silêncio encontro </text:span><text:span text:style-name="T3"><text:line-break/></text:span><text:span text:style-name="T3">resposta certa, ent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2T19">
        <draw:frame draw:name="Título 5" presentation:style-name="pr6" draw:text-style-name="P2" draw:layer="layout" svg:width="24.01cm" svg:height="17.691cm" svg:x="0.794cm" svg:y="0.763cm" presentation:class="title" presentation:user-transformed="true">
          <draw:text-box>
            <text:p text:style-name="P1"><text:span text:style-name="T3">Dono de toda ciência, </text:span><text:span text:style-name="T3"><text:line-break/></text:span><text:span text:style-name="T3">sabedoria e poder</text:span><text:span text:style-name="T3"><text:line-break/></text:span><text:span text:style-name="T3">Oh, dá-me de beber</text:span><text:span text:style-name="T3"><text:line-break/></text:span><text:span text:style-name="T3"> da água da fonte da vida</text:span><text:span text:style-name="T3"><text:line-break/></text:span><text:span text:style-name="T3">Antes que o haja houvesse</text:span><text:span text:style-name="T3"><text:line-break/></text:span><text:span text:style-name="T3">Ele já era Deus</text:span><text:span text:style-name="T3"><text:line-break/></text:span><text:span text:style-name="T3">Se revelou ao seus</text:span><text:span text:style-name="T3"><text:line-break/></text:span><text:span text:style-name="T3">Do crente ao ateu</text:span><text:span text:style-name="T3"><text:line-break/></text:span><text:span text:style-name="T3">Ninguém explica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2T19">
        <draw:frame draw:name="Título 5" presentation:style-name="pr6" draw:text-style-name="P2" draw:layer="layout" svg:width="24.01cm" svg:height="17.691cm" svg:x="0.794cm" svg:y="0.763cm" presentation:class="title" presentation:user-transformed="true">
          <draw:text-box>
            <text:p text:style-name="P1"><text:span text:style-name="T3">Ninguém explica</text:span><text:span text:style-name="T3"><text:line-break/></text:span><text:span text:style-name="T3">Ninguém explica Deus</text:span><text:span text:style-name="T3"><text:line-break/></text:span><text:span text:style-name="T3">Ninguém explica</text:span><text:span text:style-name="T3"><text:line-break/></text:span><text:span text:style-name="T3">Ninguém explica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2T19">
        <draw:frame draw:name="Título 5" presentation:style-name="pr6" draw:text-style-name="P2" draw:layer="layout" svg:width="24.01cm" svg:height="17.691cm" svg:x="0.794cm" svg:y="0.763cm" presentation:class="title" presentation:user-transformed="true">
          <draw:text-box>
            <text:p text:style-name="P1"><text:span text:style-name="T3">E se duvida ou se acredita</text:span><text:span text:style-name="T3"><text:line-break/></text:span><text:span text:style-name="T3">Ninguém explica</text:span><text:span text:style-name="T3"><text:line-break/></text:span><text:span text:style-name="T3">Ninguém explica Deus</text:span><text:span text:style-name="T3"><text:line-break/></text:span><text:span text:style-name="T3">Ninguém explica</text:span><text:span text:style-name="T3"><text:line-break/></text:span><text:span text:style-name="T3">Ninguém explica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mente_20_título" presentation:presentation-page-layout-name="AL2T19">
        <draw:frame draw:name="Título 5" presentation:style-name="pr6" draw:text-style-name="P2" draw:layer="layout" svg:width="24.01cm" svg:height="17.691cm" svg:x="0.794cm" svg:y="0.763cm" presentation:class="title" presentation:user-transformed="true">
          <draw:text-box>
            <text:p text:style-name="P1"><text:span text:style-name="T3">Ninguém explica</text:span><text:span text:style-name="T3"><text:line-break/></text:span><text:span text:style-name="T3">Ninguém explica Deus</text:span><text:span text:style-name="T3"><text:line-break/></text:span><text:span text:style-name="T3">E se duvida ou se acredita</text:span><text:span text:style-name="T3"><text:line-break/></text:span><text:span text:style-name="T3">Ninguém explica</text:span><text:span text:style-name="T3"><text:line-break/></text:span><text:span text:style-name="T3">Ninguém explica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mente_20_título" presentation:presentation-page-layout-name="AL2T19">
        <draw:frame draw:name="Título 5" presentation:style-name="pr6" draw:text-style-name="P2" draw:layer="layout" svg:width="24.01cm" svg:height="17.691cm" svg:x="0.794cm" svg:y="0.763cm" presentation:class="title" presentation:user-transformed="true">
          <draw:text-box>
            <text:p text:style-name="P1"><text:span text:style-name="T3">Dono de toda ciência, </text:span><text:span text:style-name="T3"><text:line-break/></text:span><text:span text:style-name="T3">sabedoria e poder</text:span><text:span text:style-name="T3"><text:line-break/></text:span><text:span text:style-name="T3">Oh, dá-me de beber da água da fonte da vida</text:span><text:span text:style-name="T3"><text:line-break/></text:span><text:span text:style-name="T3">Antes que o haja houvesse</text:span><text:span text:style-name="T3"><text:line-break/></text:span><text:span text:style-name="T3">Ele já era Deus</text:span><text:span text:style-name="T3"><text:line-break/></text:span><text:span text:style-name="T3">Se revelou ao seus</text:span><text:span text:style-name="T3"><text:line-break/></text:span><text:span text:style-name="T3">Do crente ao ateu</text:span><text:span text:style-name="T3"><text:line-break/></text:span><text:span text:style-name="T3">Ninguém explica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inguém Explica Deus</dc:title>
    <meta:initial-creator>IVANILTO</meta:initial-creator>
    <dc:creator>IVANILTO</dc:creator>
    <meta:editing-cycles>3</meta:editing-cycles>
    <meta:creation-date>2016-12-12T19:04:13</meta:creation-date>
    <dc:date>2016-12-12T19:26:00</dc:date>
    <meta:editing-duration>PT21M</meta:editing-duration>
    <meta:generator>LibreOffice/5.2.5.1$Linux_X86_64 LibreOffice_project/20m0$Build-1</meta:generator>
    <meta:document-statistic meta:object-count="6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